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28in"/>
    </style:style>
    <style:style style:name="co3" style:family="table-column">
      <style:table-column-properties fo:break-before="auto" style:column-width="0.5484in"/>
    </style:style>
    <style:style style:name="co4" style:family="table-column">
      <style:table-column-properties fo:break-before="auto" style:column-width="0.5799in"/>
    </style:style>
    <style:style style:name="co5" style:family="table-column">
      <style:table-column-properties fo:break-before="auto" style:column-width="0.5335in"/>
    </style:style>
    <style:style style:name="co6" style:family="table-column">
      <style:table-column-properties fo:break-before="auto" style:column-width="0.7173in"/>
    </style:style>
    <style:style style:name="co7" style:family="table-column">
      <style:table-column-properties fo:break-before="auto" style:column-width="0.5953in"/>
    </style:style>
    <style:style style:name="co8" style:family="table-column">
      <style:table-column-properties fo:break-before="auto" style:column-width="0.6327in"/>
    </style:style>
    <style:style style:name="co9" style:family="table-column">
      <style:table-column-properties fo:break-before="auto" style:column-width="0.6173in"/>
    </style:style>
    <style:style style:name="co10" style:family="table-column">
      <style:table-column-properties fo:break-before="auto" style:column-width="0.4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able:cell-range-source table:name="CSV_all" xlink:type="simple" xlink:href="../bno_usa_pop_test_join.csv" table:filter-name="Text - txt - csv (StarCalc)" table:filter-options="9/59/44,34,76,1,,0,false,false,true,false,false" table:last-column-spanned="12" table:last-row-spanned="29" table:refresh-delay="PT00H01M00S"/>
            <text:p>NAME</text:p>
          </table:table-cell>
          <table:table-cell office:value-type="string" calcext:value-type="string">
            <text:p>POPESTIMATE2019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Hospital Coun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Total Test Percap * 1k</text:p>
          </table:table-cell>
          <table:table-cell table:style-name="Default" office:value-type="string" calcext:value-type="string">
            <text:p>Pos Per total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float" office:value="7278717" calcext:value-type="float">
            <text:p>72787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table:formula="of:=([.L2]/[.B2])*1000" office:value-type="float" office:value="0.00700672934529533" calcext:value-type="float">
            <text:p>00.00700673</text:p>
          </table:table-cell>
          <table:table-cell table:formula="of:=([.I2]/[.L2])" office:value-type="float" office:value="0.0588235294117647" calcext:value-type="float">
            <text:p>00.05882353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39512223" calcext:value-type="float">
            <text:p>3951222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83" calcext:value-type="float">
            <text:p>383</text:p>
          </table:table-cell>
          <table:table-cell office:value-type="float" office:value="69" calcext:value-type="float">
            <text:p>69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float" office:value="531" calcext:value-type="float">
            <text:p>531</text:p>
          </table:table-cell>
          <table:table-cell table:formula="of:=([.L3]/[.B3])*1000" office:value-type="float" office:value="0.0134388794070129" calcext:value-type="float">
            <text:p>00.01343888</text:p>
          </table:table-cell>
          <table:table-cell table:formula="of:=([.I3]/[.L3])" office:value-type="float" office:value="0.129943502824859" calcext:value-type="float">
            <text:p>00.12994350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float" office:value="5758736" calcext:value-type="float">
            <text:p>575873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float" office:value="69" calcext:value-type="float">
            <text:p>69</text:p>
          </table:table-cell>
          <table:table-cell office:value-type="float" office:value="186" calcext:value-type="float">
            <text:p>186</text:p>
          </table:table-cell>
          <table:table-cell table:formula="of:=([.L4]/[.B4])*1000" office:value-type="float" office:value="0.032298754448893" calcext:value-type="float">
            <text:p>00.03229875</text:p>
          </table:table-cell>
          <table:table-cell table:formula="of:=([.I4]/[.L4])" office:value-type="float" office:value="0.0430107526881721" calcext:value-type="float">
            <text:p>00.04301075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float" office:value="21477737" calcext:value-type="float">
            <text:p>2147773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200" calcext:value-type="float">
            <text:p>200</text:p>
          </table:table-cell>
          <table:table-cell table:formula="of:=([.L5]/[.B5])*1000" office:value-type="float" office:value="0.00931196801599722" calcext:value-type="float">
            <text:p>00.00931197</text:p>
          </table:table-cell>
          <table:table-cell table:formula="of:=([.I5]/[.L5])" office:value-type="float" office:value="0.06" calcext:value-type="float">
            <text:p>00.06000000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10617423" calcext:value-type="float">
            <text:p>106174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6]/[.B6])*1000" office:value-type="float" office:value="0.000188369626038258" calcext:value-type="float">
            <text:p>00.00018837</text:p>
          </table:table-cell>
          <table:table-cell table:formula="of:=([.I6]/[.L6])" office:value-type="float" office:value="1" calcext:value-type="float">
            <text:p>01.00000000</text:p>
          </table:table-cell>
        </table:table-row>
        <table:table-row table:style-name="ro1">
          <table:table-cell office:value-type="string" calcext:value-type="string">
            <text:p>Hawaii</text:p>
          </table:table-cell>
          <table:table-cell office:value-type="float" office:value="1415872" calcext:value-type="float">
            <text:p>14158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L7]/[.B7])*1000" office:value-type="float" office:value="0.00070627853365276" calcext:value-type="float">
            <text:p>00.00070628</text:p>
          </table:table-cell>
          <table:table-cell table:formula="of:=([.I7]/[.L7])" office:value-type="float" office:value="1" calcext:value-type="float">
            <text:p>01.00000000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float" office:value="12671821" calcext:value-type="float">
            <text:p>126718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office:value-type="float" office:value="220" calcext:value-type="float">
            <text:p>220</text:p>
          </table:table-cell>
          <table:table-cell table:formula="of:=([.L8]/[.B8])*1000" office:value-type="float" office:value="0.01736135635123" calcext:value-type="float">
            <text:p>00.01736136</text:p>
          </table:table-cell>
          <table:table-cell table:formula="of:=([.I8]/[.L8])" office:value-type="float" office:value="0.0227272727272727" calcext:value-type="float">
            <text:p>00.02272727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float" office:value="6732219" calcext:value-type="float">
            <text:p>67322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L9]/[.B9])*1000" office:value-type="float" office:value="0.000148539434026136" calcext:value-type="float">
            <text:p>00.00014854</text:p>
          </table:table-cell>
          <table:table-cell table:formula="of:=([.I9]/[.L9])" office:value-type="float" office:value="1" calcext:value-type="float">
            <text:p>01.00000000</text:p>
          </table:table-cell>
        </table:table-row>
        <table:table-row table:style-name="ro1">
          <table:table-cell office:value-type="string" calcext:value-type="string">
            <text:p>Kentucky</text:p>
          </table:table-cell>
          <table:table-cell office:value-type="float" office:value="4467673" calcext:value-type="float">
            <text:p>44676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L10]/[.B10])*1000" office:value-type="float" office:value="0.00223830168412057" calcext:value-type="float">
            <text:p>00.00223830</text:p>
          </table:table-cell>
          <table:table-cell table:formula="of:=([.I10]/[.L10])" office:value-type="float" office:value="0.1" calcext:value-type="float">
            <text:p>00.10000000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float" office:value="6045680" calcext:value-type="float">
            <text:p>604568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table:formula="of:=([.L11]/[.B11])*1000" office:value-type="float" office:value="0.00727792407140305" calcext:value-type="float">
            <text:p>00.00727792</text:p>
          </table:table-cell>
          <table:table-cell table:formula="of:=([.I11]/[.L11])" office:value-type="float" office:value="0.0681818181818182" calcext:value-type="float">
            <text:p>00.06818182</text:p>
          </table:table-cell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float" office:value="6892503" calcext:value-type="float">
            <text:p>689250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L12]/[.B12])*1000" office:value-type="float" office:value="0.0011606813954234" calcext:value-type="float">
            <text:p>00.00116068</text:p>
          </table:table-cell>
          <table:table-cell table:formula="of:=([.I12]/[.L12])" office:value-type="float" office:value="1" calcext:value-type="float">
            <text:p>01.00000000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office:value-type="float" office:value="5639632" calcext:value-type="float">
            <text:p>56396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9" calcext:value-type="float">
            <text:p>49</text:p>
          </table:table-cell>
          <table:table-cell table:formula="of:=([.L13]/[.B13])*1000" office:value-type="float" office:value="0.00868851017229493" calcext:value-type="float">
            <text:p>00.00868851</text:p>
          </table:table-cell>
          <table:table-cell table:formula="of:=([.I13]/[.L13])" office:value-type="float" office:value="0.0204081632653061" calcext:value-type="float">
            <text:p>00.02040816</text:p>
          </table:table-cell>
        </table:table-row>
        <table:table-row table:style-name="ro1">
          <table:table-cell office:value-type="string" calcext:value-type="string">
            <text:p>Nebraska</text:p>
          </table:table-cell>
          <table:table-cell office:value-type="float" office:value="1934408" calcext:value-type="float">
            <text:p>19344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([.L14]/[.B14])*1000" office:value-type="float" office:value="0.0118899425560688" calcext:value-type="float">
            <text:p>00.01188994</text:p>
          </table:table-cell>
          <table:table-cell table:formula="of:=([.I14]/[.L14])" office:value-type="float" office:value="0.0434782608695652" calcext:value-type="float">
            <text:p>00.04347826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float" office:value="3080156" calcext:value-type="float">
            <text:p>30801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[.L15]/[.B15])*1000" office:value-type="float" office:value="0.00486988321370736" calcext:value-type="float">
            <text:p>00.00486988</text:p>
          </table:table-cell>
          <table:table-cell table:formula="of:=([.I15]/[.L15])" office:value-type="float" office:value="0.0666666666666667" calcext:value-type="float">
            <text:p>00.06666667</text:p>
          </table:table-cell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float" office:value="1359711" calcext:value-type="float">
            <text:p>13597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([.L16]/[.B16])*1000" office:value-type="float" office:value="0.018386260021431" calcext:value-type="float">
            <text:p>00.01838626</text:p>
          </table:table-cell>
          <table:table-cell table:formula="of:=([.I16]/[.L16])" office:value-type="float" office:value="0.08" calcext:value-type="float">
            <text:p>00.08000000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float" office:value="8882190" calcext:value-type="float">
            <text:p>888219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L17]/[.B17])*1000" office:value-type="float" office:value="0.000112584846755136" calcext:value-type="float">
            <text:p>00.00011258</text:p>
          </table:table-cell>
          <table:table-cell table:formula="of:=([.I17]/[.L17])" office:value-type="float" office:value="1" calcext:value-type="float">
            <text:p>01.00000000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float" office:value="19453561" calcext:value-type="float">
            <text:p>1945356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236" calcext:value-type="float">
            <text:p>236</text:p>
          </table:table-cell>
          <table:table-cell office:value-type="float" office:value="361" calcext:value-type="float">
            <text:p>361</text:p>
          </table:table-cell>
          <table:table-cell table:formula="of:=([.L18]/[.B18])*1000" office:value-type="float" office:value="0.0185570138032826" calcext:value-type="float">
            <text:p>00.01855701</text:p>
          </table:table-cell>
          <table:table-cell table:formula="of:=([.I18]/[.L18])" office:value-type="float" office:value="0.0914127423822715" calcext:value-type="float">
            <text:p>00.09141274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float" office:value="10488084" calcext:value-type="float">
            <text:p>104880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19]/[.B19])*1000" office:value-type="float" office:value="0.000190692599334635" calcext:value-type="float">
            <text:p>00.00019069</text:p>
          </table:table-cell>
          <table:table-cell table:formula="of:=([.I19]/[.L19])" office:value-type="float" office:value="1" calcext:value-type="float">
            <text:p>01.00000000</text:p>
          </table:table-cell>
        </table:table-row>
        <table:table-row table:style-name="ro1">
          <table:table-cell office:value-type="string" calcext:value-type="string">
            <text:p>Oklahoma</text:p>
          </table:table-cell>
          <table:table-cell office:value-type="float" office:value="3956971" calcext:value-type="float">
            <text:p>39569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L20]/[.B20])*1000" office:value-type="float" office:value="0.000252718556693996" calcext:value-type="float">
            <text:p>00.00025272</text:p>
          </table:table-cell>
          <table:table-cell table:formula="of:=([.I20]/[.L20])" office:value-type="float" office:value="1" calcext:value-type="float">
            <text:p>01.00000000</text:p>
          </table:table-cell>
        </table:table-row>
        <table:table-row table:style-name="ro1">
          <table:table-cell office:value-type="string" calcext:value-type="string">
            <text:p>Oregon</text:p>
          </table:table-cell>
          <table:table-cell office:value-type="float" office:value="4217737" calcext:value-type="float">
            <text:p>421773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95" calcext:value-type="float">
            <text:p>95</text:p>
          </table:table-cell>
          <table:table-cell table:formula="of:=([.L21]/[.B21])*1000" office:value-type="float" office:value="0.0225239269304843" calcext:value-type="float">
            <text:p>00.02252393</text:p>
          </table:table-cell>
          <table:table-cell table:formula="of:=([.I21]/[.L21])" office:value-type="float" office:value="0.0315789473684211" calcext:value-type="float">
            <text:p>00.03157895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float" office:value="12801989" calcext:value-type="float">
            <text:p>128019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22]/[.B22])*1000" office:value-type="float" office:value="0.000156225723987109" calcext:value-type="float">
            <text:p>00.00015623</text:p>
          </table:table-cell>
          <table:table-cell table:formula="of:=([.I22]/[.L22])" office:value-type="float" office:value="1" calcext:value-type="float">
            <text:p>01.00000000</text:p>
          </table:table-cell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float" office:value="1059361" calcext:value-type="float">
            <text:p>105936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23]/[.B23])*1000" office:value-type="float" office:value="0.00188793055436249" calcext:value-type="float">
            <text:p>00.00188793</text:p>
          </table:table-cell>
          <table:table-cell table:formula="of:=([.I23]/[.L23])" office:value-type="float" office:value="1" calcext:value-type="float">
            <text:p>01.00000000</text:p>
          </table:table-cell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float" office:value="5148714" calcext:value-type="float">
            <text:p>51487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L24]/[.B24])*1000" office:value-type="float" office:value="0.00194223256525804" calcext:value-type="float">
            <text:p>00.00194223</text:p>
          </table:table-cell>
          <table:table-cell table:formula="of:=([.I24]/[.L24])" office:value-type="float" office:value="0.2" calcext:value-type="float">
            <text:p>00.20000000</text:p>
          </table:table-cell>
        </table:table-row>
        <table:table-row table:style-name="ro1">
          <table:table-cell office:value-type="string" calcext:value-type="string">
            <text:p>Tennessee</text:p>
          </table:table-cell>
          <table:table-cell office:value-type="float" office:value="6829174" calcext:value-type="float">
            <text:p>68291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L25]/[.B25])*1000" office:value-type="float" office:value="0.000146430593216691" calcext:value-type="float">
            <text:p>00.00014643</text:p>
          </table:table-cell>
          <table:table-cell table:formula="of:=([.I25]/[.L25])" office:value-type="float" office:value="1" calcext:value-type="float">
            <text:p>01.00000000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28995881" calcext:value-type="float">
            <text:p>2899588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57" calcext:value-type="float">
            <text:p>45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L26]/[.B26])*1000" office:value-type="float" office:value="0.000172438285286107" calcext:value-type="float">
            <text:p>00.00017244</text:p>
          </table:table-cell>
          <table:table-cell table:formula="of:=([.I26]/[.L26])" office:value-type="float" office:value="1" calcext:value-type="float">
            <text:p>01.00000000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float" office:value="3205958" calcext:value-type="float">
            <text:p>32059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L27]/[.B27])*1000" office:value-type="float" office:value="0.000311919245355055" calcext:value-type="float">
            <text:p>00.00031192</text:p>
          </table:table-cell>
          <table:table-cell table:formula="of:=([.I27]/[.L27])" office:value-type="float" office:value="1" calcext:value-type="float">
            <text:p>01.00000000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float" office:value="7614893" calcext:value-type="float">
            <text:p>7614893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79" calcext:value-type="float">
            <text:p>79</text:p>
          </table:table-cell>
          <table:table-cell office:value-type="float" office:value="370" calcext:value-type="float">
            <text:p>370</text:p>
          </table:table-cell>
          <table:table-cell office:value-type="float" office:value="66" calcext:value-type="float">
            <text:p>66</text:p>
          </table:table-cell>
          <table:table-cell office:value-type="float" office:value="515" calcext:value-type="float">
            <text:p>515</text:p>
          </table:table-cell>
          <table:table-cell table:formula="of:=([.L28]/[.B28])*1000" office:value-type="float" office:value="0.0676306285590618" calcext:value-type="float">
            <text:p>00.06763063</text:p>
          </table:table-cell>
          <table:table-cell table:formula="of:=([.I28]/[.L28])" office:value-type="float" office:value="0.153398058252427" calcext:value-type="float">
            <text:p>00.15339806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5822434" calcext:value-type="float">
            <text:p>58224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([.L29]/[.B29])*1000" office:value-type="float" office:value="0.00755697703056832" calcext:value-type="float">
            <text:p>00.00755698</text:p>
          </table:table-cell>
          <table:table-cell table:formula="of:=([.I29]/[.L29])" office:value-type="float" office:value="0.0227272727272727" calcext:value-type="float">
            <text:p>00.022727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07T10:34:40.621355859</meta:creation-date>
    <dc:date>2020-03-07T10:39:23.579651400</dc:date>
    <meta:editing-duration>PT21S</meta:editing-duration>
    <meta:editing-cycles>1</meta:editing-cycles>
    <meta:document-statistic meta:table-count="1" meta:cell-count="300" meta:object-count="0"/>
    <meta:generator>LibreOffice/6.4.1.2$MacOSX_X86_64 LibreOffice_project/4d224e95b98b138af42a64d84056446d09082932</meta:generator>
  </office:meta>
</office:document-meta>
</file>